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string" calcext:value-type="string">
            <text:p>!Revie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vered</text:p>
          </table:table-cell>
          <table:table-cell table:style-name="ce10" office:value-type="string" calcext:value-type="string">
            <text:p>Task1</text:p>
          </table:table-cell>
          <table:table-cell table:style-name="ce10" office:value-type="string" calcext:value-type="string">
            <text:p>Task2</text:p>
          </table:table-cell>
          <table:table-cell table:style-name="ce10" office:value-type="string" calcext:value-type="string">
            <text:p>Task3</text:p>
          </table:table-cell>
          <table:table-cell table:style-name="ce10" office:value-type="string" calcext:value-type="string">
            <text:p>Task4</text:p>
          </table:table-cell>
          <table:table-cell table:style-name="ce10" office:value-type="string" calcext:value-type="string">
            <text:p>Task 5</text:p>
          </table:table-cell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1-31" calcext:value-type="date">
            <text:p>31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)</text:p>
          </table:table-cell>
          <table:table-cell office:value-type="string" calcext:value-type="string">
            <text:p>frontotemporal dementi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1-31" calcext:value-type="date">
            <text:p>31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)</text:p>
          </table:table-cell>
          <table:table-cell office:value-type="string" calcext:value-type="string">
            <text:p>buruli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1-31" calcext:value-type="date">
            <text:p>31/01/19</text:p>
          </table:table-cell>
          <table:table-cell/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1" calcext:value-type="date">
            <text:p>0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table:style-name="Default" office:value-type="string" calcext:value-type="string">
            <text:p>AAVs, look at some case studies</text:p>
          </table:table-cell>
          <table:table-cell office:value-type="string" calcext:value-type="string">
            <text:p>awakasaki</text:p>
          </table:table-cell>
          <table:table-cell office:value-type="string" calcext:value-type="string">
            <text:p>buergers diseas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02" calcext:value-type="date">
            <text:p>0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)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lyme disease</text:p>
          </table:table-cell>
          <table:table-cell office:value-type="string" calcext:value-type="string">
            <text:p>review lyme disease + other tick diseases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others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4" calcext:value-type="date">
            <text:p>0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5:59:23.990550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31T16:36:09.312159372</dc:date>
    <meta:editing-duration>P2DT2H22M21S</meta:editing-duration>
    <meta:editing-cycles>95</meta:editing-cycles>
    <meta:generator>LibreOffice/5.1.6.2$Linux_X86_64 LibreOffice_project/10m0$Build-2</meta:generator>
    <dc:creator>Jack O'Shaughnessy</dc:creator>
    <meta:document-statistic meta:table-count="1" meta:cell-count="136" meta:object-count="0"/>
  </office:meta>
</office:document-meta>
</file>